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19cm"/>
    </style:style>
    <style:style style:name="co2" style:family="table-column">
      <style:table-column-properties fo:break-before="auto" style:column-width="16.736cm"/>
    </style:style>
    <style:style style:name="co3" style:family="table-column">
      <style:table-column-properties fo:break-before="auto" style:column-width="2.859cm"/>
    </style:style>
    <style:style style:name="co4" style:family="table-column">
      <style:table-column-properties fo:break-before="auto" style:column-width="1.833cm"/>
    </style:style>
    <style:style style:name="co5" style:family="table-column">
      <style:table-column-properties fo:break-before="auto" style:column-width="1.778cm"/>
    </style:style>
    <style:style style:name="co6" style:family="table-column">
      <style:table-column-properties fo:break-before="auto" style:column-width="1.533cm"/>
    </style:style>
    <style:style style:name="co7" style:family="table-column">
      <style:table-column-properties fo:break-before="auto" style:column-width="2.078cm"/>
    </style:style>
    <style:style style:name="co8" style:family="table-column">
      <style:table-column-properties fo:break-before="auto" style:column-width="3.221cm"/>
    </style:style>
    <style:style style:name="co9" style:family="table-column">
      <style:table-column-properties fo:break-before="auto" style:column-width="4.23cm"/>
    </style:style>
    <style:style style:name="co10" style:family="table-column">
      <style:table-column-properties fo:break-before="auto" style:column-width="2.967cm"/>
    </style:style>
    <style:style style:name="co11" style:family="table-column">
      <style:table-column-properties fo:break-before="auto" style:column-width="1.96cm"/>
    </style:style>
    <style:style style:name="co12" style:family="table-column">
      <style:table-column-properties fo:break-before="auto" style:column-width="1.552cm"/>
    </style:style>
    <style:style style:name="co13" style:family="table-column">
      <style:table-column-properties fo:break-before="auto" style:column-width="2.676cm"/>
    </style:style>
    <style:style style:name="co14" style:family="table-column">
      <style:table-column-properties fo:break-before="auto" style:column-width="3.702cm"/>
    </style:style>
    <style:style style:name="co15" style:family="table-column">
      <style:table-column-properties fo:break-before="auto" style:column-width="2.341cm"/>
    </style:style>
    <style:style style:name="co16" style:family="table-column">
      <style:table-column-properties fo:break-before="auto" style:column-width="2.124cm"/>
    </style:style>
    <style:style style:name="co17" style:family="table-column">
      <style:table-column-properties fo:break-before="auto" style:column-width="2.233cm"/>
    </style:style>
    <style:style style:name="co18" style:family="table-column">
      <style:table-column-properties fo:break-before="auto" style:column-width="5.554cm"/>
    </style:style>
    <style:style style:name="co19" style:family="table-column">
      <style:table-column-properties fo:break-before="auto" style:column-width="3.485cm"/>
    </style:style>
    <style:style style:name="co20" style:family="table-column">
      <style:table-column-properties fo:break-before="auto" style:column-width="2.623cm"/>
    </style:style>
    <style:style style:name="co21" style:family="table-column">
      <style:table-column-properties fo:break-before="auto" style:column-width="2.432cm"/>
    </style:style>
    <style:style style:name="co22" style:family="table-column">
      <style:table-column-properties fo:break-before="auto" style:column-width="2.649cm"/>
    </style:style>
    <style:style style:name="co23" style:family="table-column">
      <style:table-column-properties fo:break-before="auto" style:column-width="1.804cm"/>
    </style:style>
    <style:style style:name="co24" style:family="table-column">
      <style:table-column-properties fo:break-before="auto" style:column-width="3.14cm"/>
    </style:style>
    <style:style style:name="co25" style:family="table-column">
      <style:table-column-properties fo:break-before="auto" style:column-width="3.685cm"/>
    </style:style>
    <style:style style:name="co26" style:family="table-column">
      <style:table-column-properties fo:break-before="auto" style:column-width="2.731cm"/>
    </style:style>
    <style:style style:name="co27" style:family="table-column">
      <style:table-column-properties fo:break-before="auto" style:column-width="3.004cm"/>
    </style:style>
    <style:style style:name="co28" style:family="table-column">
      <style:table-column-properties fo:break-before="auto" style:column-width="2.268cm"/>
    </style:style>
    <style:style style:name="co29" style:family="table-column">
      <style:table-column-properties fo:break-before="auto" style:column-width="3.085cm"/>
    </style:style>
    <style:style style:name="co30" style:family="table-column">
      <style:table-column-properties fo:break-before="auto" style:column-width="3.821cm"/>
    </style:style>
    <style:style style:name="co31" style:family="table-column">
      <style:table-column-properties fo:break-before="auto" style:column-width="4.637cm"/>
    </style:style>
    <style:style style:name="co32" style:family="table-column">
      <style:table-column-properties fo:break-before="auto" style:column-width="2.641cm"/>
    </style:style>
    <style:style style:name="co33" style:family="table-column">
      <style:table-column-properties fo:break-before="auto" style:column-width="6.997cm"/>
    </style:style>
    <style:style style:name="co3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1.50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5"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2"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table:number-columns-repeated="20"/>
        </table:table-row>
        <table:table-row table:style-name="ro2">
          <table:table-cell office:value-type="string" calcext:value-type="string">
            <text:p>// doc &amp; TODOs (next line is defaults)</text:p>
          </table:table-cell>
          <table:table-cell office:value-type="string" calcext:value-type="string">
            <text:p>DONE gdenis samples ids (&amp; relative designator ? Lower case ? All levels ?) for each type of first data line (&amp; first Italian line)</text:p>
            <text:p>DONE gdenis check data for each field of first data line (&amp; first Italian line)</text:p>
            <text:p>TODO gdenis DONE inheriting NUTS2/3 and then country-specific types using polymorphism and separate fr/it/es/tkData.csv DONE for fr tk, then DONE delete all « level »</text:p>
            <text:p>DONE ancestors : only on geo:Area ? YES Make it work so. Does it solve the portal's need ? YES</text:p>
            <text:p>DONE server : once polymorphism, o:ancestors ref type check</text:p>
            <text:p>DONE import : once polymorphism, don't import mixins (or make it configurable)</text:p>
            <text:p>DONE import : extract model import prefix from file name (OPT &amp; display it)</text:p>
            <text:p>TOTEST import : raise error if non-URL (http prefixed) value for Resource-typed field</text:p>
            <text:p>DONE import : is separate ancestors from indexInId required now ? YES because NUT3 has not its NUTS2 in its id but also requires NUTS2!=3. Then do it</text:p>
            <text:p>DONE import : i18n, for id default language is en (or LATER by model LATER default for a language ex. fr for fr_ca)</text:p>
            <text:p>TODO LATER import : don't redefine fields to import when unnecessary, check that model overrides are compatible (no type change...), update cache</text:p>
            <text:p> TODO i18n of o_displayable:name / geo_area:name, then delete all « name », and DONE keep only one of o_displayable:name / geo_area:name / geo_City:name</text:p>
            <text:p> TODO i18n of model names (must be gotten separately and cached), then delete all « label »</text:p>
            <text:p>TODO more i18n : query on default language by default, defaultLanguage of import!= of model / its use</text:p>
            <text:p>TODO country ref on NUTS and below, NUTS2 ref on NUTS3 and below : copied fields ? Referencing Mixin ? As embedded ressource ? At least only one of geo_Area:country, geo_City:country etc. KEEP THE SPECIFIC ONE</text:p>
            <text:p> TODO pretty prefixes DONE FOR Internal field name</text:p>
            <text:p>TODO link by query on key field and not only id (in order to unify models across business domains)</text:p>
            <text:p> TODO server : indexInId, ancestors &amp; deduplication key fields redux</text:p>
            <text:p> Q :</text:p>
            <text:p> o_displayable:name = geo_area:name ? YES = Country:geoName ? YES =others typex:name ? YES NB. Displayable clearer about what it's about i.e. its « business »</text:p>
            <text:p> Parent spécifique ou générique ? Spécifique for now car facilite le linking and ancestors are generic anyway, see once refMixin / subresource</text:p>
            <text:p> Gdenis « info » = i18n, see above</text:p>
            <text:p>TODO Are all idIso fields the same or not ? Yes =&gt; generic field BUT CONTRADICTS ABOVE</text:p>
            <text:p>Designator still useful vs idIso (same value) ? NO Id any useful (no value) ? NO IdStat ? YES idNational ? YES means id actually used everyday</text:p>
            <text:p>idStat as id for Communidad Autonoma ?!! then different id policy ;_; required better find than by URI id (must recompute it =&gt; by ((key)) fields) OR merely say that idStat is valued to idIso for others and use idStat everywhere</text:p>
            <text:p>LATER Subtype resource fields ex. Departement to Region ???</text:p>
            <text:p>Subtype URIs not subtyped ex. http://.../Country/FR rather than http://.../CountryFR/FR ??</text:p>
            <text:p>For now i18n up to NUTS3, also below ex. CityGroup, Borough ?</text:p>
            <text:p> &amp; see below</text:p>
          </table:table-cell>
          <table:table-cell table:number-columns-repeated="7"/>
          <table:table-cell table:style-name="ce1" office:value-type="string" calcext:value-type="string">
            <text:p>avoid if several of the same (sub)type</text:p>
          </table:table-cell>
          <table:table-cell table:style-name="ce1" table:number-columns-repeated="4"/>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table:number-columns-repeated="20"/>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START IN THIS CELL</text:p>
          </table:table-cell>
          <table:table-cell table:number-columns-repeated="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3">00/00/0000</text:date>, <text:time style:data-style-name="N2" text:time-value="04:27:34.2595862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7-23T04:32:23.294770148</dc:date>
    <meta:editing-duration>PT57S</meta:editing-duration>
    <meta:editing-cycles>5</meta:editing-cycles>
    <meta:document-statistic meta:table-count="1" meta:cell-count="80" meta:object-count="0"/>
  </office:meta>
</office:document-meta>
</file>